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1.802in"/>
    </style:style>
    <style:style style:name="co10" style:family="table-column">
      <style:table-column-properties fo:break-before="auto" style:column-width="1.7917in"/>
    </style:style>
    <style:style style:name="co11" style:family="table-column">
      <style:table-column-properties fo:break-before="auto" style:column-width="3.5937in"/>
    </style:style>
    <style:style style:name="co12" style:family="table-column">
      <style:table-column-properties fo:break-before="auto" style:column-width="2.928in"/>
    </style:style>
    <style:style style:name="co13" style:family="table-column">
      <style:table-column-properties fo:break-before="auto" style:column-width="5.5665in"/>
    </style:style>
    <style:style style:name="co6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6717in"/>
    </style:style>
    <style:style style:name="co15" style:family="table-column">
      <style:table-column-properties fo:break-before="auto" style:column-width="1.7807in"/>
    </style:style>
    <style:style style:name="co16" style:family="table-column">
      <style:table-column-properties fo:break-before="auto" style:column-width="4.1516in"/>
    </style:style>
    <style:style style:name="co17" style:family="table-column">
      <style:table-column-properties fo:break-before="auto" style:column-width="3.3862in"/>
    </style:style>
    <style:style style:name="co18" style:family="table-column">
      <style:table-column-properties fo:break-before="auto" style:column-width="4.0311in"/>
    </style:style>
    <style:style style:name="ro16" style:family="table-row">
      <style:table-row-properties style:row-height="0.5075in" fo:break-before="auto" style:use-optimal-row-height="false"/>
    </style:style>
    <style:style style:name="ro17" style:family="table-row">
      <style:table-row-properties style:row-height="1.1602in" fo:break-before="auto" style:use-optimal-row-height="false"/>
    </style:style>
    <style:style style:name="ro18" style:family="table-row">
      <style:table-row-properties style:row-height="0.6736in" fo:break-before="auto" style:use-optimal-row-height="false"/>
    </style:style>
    <style:style style:name="ro19" style:family="table-row">
      <style:table-row-properties style:row-height="0.6425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20" style:family="table-row">
      <style:table-row-properties style:row-height="0.8083in" fo:break-before="auto" style:use-optimal-row-height="false"/>
    </style:style>
    <style:style style:name="ro21" style:family="table-row">
      <style:table-row-properties style:row-height="0.8909in" fo:break-before="auto" style:use-optimal-row-height="false"/>
    </style:style>
    <style:style style:name="ro22" style:family="table-row">
      <style:table-row-properties style:row-height="0.6319in" fo:break-before="auto" style:use-optimal-row-height="false"/>
    </style:style>
    <style:style style:name="ro23" style:family="table-row">
      <style:table-row-properties style:row-height="0.5181in" fo:break-before="auto" style:use-optimal-row-height="false"/>
    </style:style>
    <style:style style:name="ro24" style:family="table-row">
      <style:table-row-properties style:row-height="0.7665in" fo:break-before="auto" style:use-optimal-row-height="false"/>
    </style:style>
    <style:style style:name="ro8" style:family="table-row">
      <style:table-row-properties style:row-height="0.7772in" fo:break-before="auto" style:use-optimal-row-height="false"/>
    </style:style>
    <style:style style:name="ro25" style:family="table-row">
      <style:table-row-properties style:row-height="0.798in" fo:break-before="auto" style:use-optimal-row-height="false"/>
    </style:style>
    <style:style style:name="ro26" style:family="table-row">
      <style:table-row-properties style:row-height="1.3681in" fo:break-before="auto" style:use-optimal-row-height="false"/>
    </style:style>
    <style:style style:name="ro27" style:family="table-row">
      <style:table-row-properties style:row-height="1.078in" fo:break-before="auto" style:use-optimal-row-height="false"/>
    </style:style>
    <style:style style:name="ro28" style:family="table-row">
      <style:table-row-properties style:row-height="0.611in" fo:break-before="auto" style:use-optimal-row-height="false"/>
    </style:style>
    <style:style style:name="ro29" style:family="table-row">
      <style:table-row-properties style:row-height="1.5957in" fo:break-before="auto" style:use-optimal-row-height="false"/>
    </style:style>
    <style:style style:name="ro30" style:family="table-row">
      <style:table-row-properties style:row-height="0.5799in" fo:break-before="auto" style:use-optimal-row-height="false"/>
    </style:style>
    <style:style style:name="ro31" style:family="table-row">
      <style:table-row-properties style:row-height="0.839in" fo:break-before="auto" style:use-optimal-row-height="false"/>
    </style:style>
    <style:style style:name="ro32" style:family="table-row">
      <style:table-row-properties style:row-height="0.6217in" fo:break-before="auto" style:use-optimal-row-height="false"/>
    </style:style>
    <style:style style:name="ro33" style:family="table-row">
      <style:table-row-properties style:row-height="0.8807in" fo:break-before="auto" style:use-optimal-row-height="false"/>
    </style:style>
    <style:style style:name="ro34" style:family="table-row">
      <style:table-row-properties style:row-height="0.3937in" fo:break-before="auto" style:use-optimal-row-height="false"/>
    </style:style>
    <style:style style:name="ro35" style:family="table-row">
      <style:table-row-properties style:row-height="0.2484in" fo:break-before="auto" style:use-optimal-row-height="true"/>
    </style:style>
    <style:style style:name="ro36" style:family="table-row">
      <style:table-row-properties style:row-height="0.9327in" fo:break-before="auto" style:use-optimal-row-height="false"/>
    </style:style>
    <style:style style:name="ro37" style:family="table-row">
      <style:table-row-properties style:row-height="0.4764in" fo:break-before="auto" style:use-optimal-row-height="true"/>
    </style:style>
    <style:style style:name="ro38" style:family="table-row">
      <style:table-row-properties style:row-height="0.7043in" fo:break-before="auto" style:use-optimal-row-height="true"/>
    </style:style>
    <style:style style:name="ro39" style:family="table-row">
      <style:table-row-properties style:row-height="0.9327in" fo:break-before="auto" style:use-optimal-row-height="true"/>
    </style:style>
    <style:style style:name="ro40" style:family="table-row">
      <style:table-row-properties style:row-height="1.1917in" fo:break-before="auto" style:use-optimal-row-height="false"/>
    </style:style>
    <style:style style:name="ro41" style:family="table-row">
      <style:table-row-properties style:row-height="0.9945in" fo:break-before="auto" style:use-optimal-row-height="false"/>
    </style:style>
    <style:style style:name="ro42" style:family="table-row">
      <style:table-row-properties style:row-height="0.5283in" fo:break-before="auto" style:use-optimal-row-height="false"/>
    </style:style>
    <style:style style:name="ro43" style:family="table-row">
      <style:table-row-properties style:row-height="3.0673in" fo:break-before="auto" style:use-optimal-row-height="false"/>
    </style:style>
    <style:style style:name="ro44" style:family="table-row">
      <style:table-row-properties style:row-height="0.6839in" fo:break-before="auto" style:use-optimal-row-height="false"/>
    </style:style>
    <style:style style:name="ro45" style:family="table-row">
      <style:table-row-properties style:row-height="0.6937in" fo:break-before="auto" style:use-optimal-row-height="false"/>
    </style:style>
    <style:style style:name="ro46" style:family="table-row">
      <style:table-row-properties style:row-height="0.9535in" fo:break-before="auto" style:use-optimal-row-height="false"/>
    </style:style>
    <style:style style:name="ro47" style:family="table-row">
      <style:table-row-properties style:row-height="1.4091in" fo:break-before="auto" style:use-optimal-row-height="false"/>
    </style:style>
    <style:style style:name="ro48" style:family="table-row">
      <style:table-row-properties style:row-height="3.5445in" fo:break-before="auto" style:use-optimal-row-height="false"/>
    </style:style>
    <style:style style:name="ro49" style:family="table-row">
      <style:table-row-properties style:row-height="1.0047in" fo:break-before="auto" style:use-optimal-row-height="false"/>
    </style:style>
    <style:style style:name="ro50" style:family="table-row">
      <style:table-row-properties style:row-height="1.1602in" fo:break-before="auto" style:use-optimal-row-height="true"/>
    </style:style>
    <style:style style:name="ro51" style:family="table-row">
      <style:table-row-properties style:row-height="1.3055in" fo:break-before="auto" style:use-optimal-row-height="true"/>
    </style:style>
    <style:style style:name="ro52" style:family="table-row">
      <style:table-row-properties style:row-height="0.4661in" fo:break-before="auto" style:use-optimal-row-height="false"/>
    </style:style>
    <style:style style:name="ro53" style:family="table-row">
      <style:table-row-properties style:row-height="1.1709in" fo:break-before="auto" style:use-optimal-row-height="false"/>
    </style:style>
    <style:style style:name="ro54" style:family="table-row">
      <style:table-row-properties style:row-height="0.7457in" fo:break-before="auto" style:use-optimal-row-height="false"/>
    </style:style>
    <style:style style:name="ro55" style:family="table-row">
      <style:table-row-properties style:row-height="1.2126in" fo:break-before="auto" style:use-optimal-row-height="false"/>
    </style:style>
    <style:style style:name="ro56" style:family="table-row">
      <style:table-row-properties style:row-height="0.7252in" fo:break-before="auto" style:use-optimal-row-height="false"/>
    </style:style>
    <style:style style:name="ro57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4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5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6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7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8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9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0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1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2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3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5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6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ce17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18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9" style:family="table-cell" style:parent-style-name="Default" style:data-style-name="N84">
      <style:table-cell-properties style:text-align-source="fix" style:repeat-content="false" style:vertical-align="top"/>
      <style:paragraph-properties fo:text-align="start"/>
      <style:text-properties fo:color="#000000" style:text-outline="false" style:text-line-through-style="none" fo:font-size="13.949999809265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.9499998092651pt" style:language-asian="en" style:country-asian="US" style:font-style-asian="normal" style:font-weight-asian="normal" style:font-name-complex="Tahoma" style:font-size-complex="13.949999809265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2pt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fo:color="#993300" style:font-name="Arial" fo:font-size="14pt" style:font-size-asian="14pt" style:font-size-complex="14pt"/>
    </style:style>
    <style:style style:name="T4" style:family="text">
      <style:text-properties fo:color="#0000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4" table:number-columns-repeated="2" table:default-cell-style-name="ce1"/>
        <table:table-column table:style-name="co15" table:default-cell-style-name="ce12"/>
        <table:table-column table:style-name="co16" table:default-cell-style-name="ce1"/>
        <table:table-column table:style-name="co17" table:default-cell-style-name="ce1"/>
        <table:table-column table:style-name="co18" table:default-cell-style-name="ce12"/>
        <table:table-column table:style-name="co6" table:number-columns-repeated="1018" table:default-cell-style-name="ce1"/>
        <table:table-row table:style-name="ro35">
          <table:table-cell office:value-type="string">
            <text:p>REQUEST NO.</text:p>
          </table:table-cell>
          <table:table-cell table:style-name="ce3" office:value-type="string">
            <text:p>REQUESTOR</text:p>
          </table:table-cell>
          <table:table-cell table:style-name="ce6" office:value-type="string">
            <text:p>REQUEST DATE</text:p>
          </table:table-cell>
          <table:table-cell table:style-name="ce3" office:value-type="string">
            <text:p>REQUEST</text:p>
          </table:table-cell>
          <table:table-cell table:style-name="ce3" office:value-type="string">
            <text:p>REQUEST JUSTIFICATION</text:p>
          </table:table-cell>
          <table:table-cell table:style-name="ce6" office:value-type="string">
            <text:p>RESOLUTION/NOTES</text:p>
          </table:table-cell>
          <table:table-cell table:number-columns-repeated="1018"/>
        </table:table-row>
        <table:table-row table:style-name="ro36">
          <table:table-cell office:value-type="float" office:value="1">
            <text:p>1</text:p>
          </table:table-cell>
          <table:table-cell table:style-name="ce3" office:value-type="string">
            <text:p>Kepper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@type on graphic</text:p>
          </table:table-cell>
          <table:table-cell table:style-name="ce3"/>
          <table:table-cell table:style-name="ce6" office:value-type="string">
            <text:p>Add @type on surface and zone instead, restricting graphic to use of @internetmedia? <text:s/>Use @n instead of adding @type?</text:p>
          </table:table-cell>
          <table:table-cell table:number-columns-repeated="1018"/>
        </table:table-row>
        <table:table-row table:style-name="ro35">
          <table:table-cell office:value-type="float" office:value="2">
            <text:p>2</text:p>
          </table:table-cell>
          <table:table-cell table:style-name="ce3" office:value-type="string">
            <text:p>Kepper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add "within" in data.PLACE</text:p>
          </table:table-cell>
          <table:table-cell table:style-name="ce3"/>
          <table:table-cell table:style-name="ce6" office:value-type="string">
            <text:p>Conflicts with data.PLACE usage in clef.dis</text:p>
          </table:table-cell>
          <table:table-cell table:number-columns-repeated="1018"/>
        </table:table-row>
        <table:table-row table:style-name="ro37">
          <table:table-cell office:value-type="float" office:value="3">
            <text:p>3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add sameAs, copyOf, etc. attributes</text:p>
          </table:table-cell>
          <table:table-cell table:style-name="ce3"/>
          <table:table-cell table:style-name="ce16" office:value-type="string">
            <text:p><text:span text:style-name="T2">Added copyof, </text:span><text:span text:style-name="T2">sameas, and </text:span><text:span text:style-name="T2">synch attribute to </text:span><text:span text:style-name="T2">att.common.anl in</text:span><text:span text:style-name="T3"> </text:span><text:span text:style-name="T2">19b.1/RNG <text:s/></text:span><text:span text:style-name="T2">9/17/09</text:span></text:p>
          </table:table-cell>
          <table:table-cell table:number-columns-repeated="1018"/>
        </table:table-row>
        <table:table-row table:style-name="ro37">
          <table:table-cell office:value-type="float" office:value="4">
            <text:p>4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put att.link.common and href attributes in xlink namespace </text:p>
          </table:table-cell>
          <table:table-cell table:style-name="ce3"/>
          <table:table-cell table:style-name="ce6" office:value-type="string">
            <text:p>Added to 19b.1/RNG <text:s/>10/21/09</text:p>
          </table:table-cell>
          <table:table-cell table:number-columns-repeated="1018"/>
        </table:table-row>
        <table:table-row table:style-name="ro35">
          <table:table-cell office:value-type="float" office:value="5">
            <text:p>5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put ID attribute in xml namespace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8">
          <table:table-cell office:value-type="float" office:value="6">
            <text:p>6</text:p>
          </table:table-cell>
          <table:table-cell table:style-name="ce3" office:value-type="string">
            <text:p>?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add @synch on when in order to point from when back into transcription</text:p>
          </table:table-cell>
          <table:table-cell table:style-name="ce3"/>
          <table:table-cell table:style-name="ce6" office:value-type="string">
            <text:p>“synch” is not the proper name here. See #3. Used “data” instead, similar to @data on source.</text:p>
          </table:table-cell>
          <table:table-cell table:number-columns-repeated="1018"/>
        </table:table-row>
        <table:table-row table:style-name="ro37">
          <table:table-cell office:value-type="float" office:value="7">
            <text:p>7</text:p>
          </table:table-cell>
          <table:table-cell table:style-name="ce3" office:value-type="string">
            <text:p>?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create “non-sung text” element in order to accommodate spoken dialog</text:p>
          </table:table-cell>
          <table:table-cell table:style-name="ce3"/>
          <table:table-cell table:style-name="ce6" office:value-type="string">
            <text:p>use MEI &lt;anchoredtext&gt;, &lt;dir&gt;, or elements from model.textcomponentLike?</text:p>
          </table:table-cell>
          <table:table-cell table:number-columns-repeated="1018"/>
        </table:table-row>
        <table:table-row table:style-name="ro35">
          <table:table-cell office:value-type="float" office:value="8">
            <text:p>8</text:p>
          </table:table-cell>
          <table:table-cell table:style-name="ce3" office:value-type="string">
            <text:p>?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add @type on tie/slur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8">
          <table:table-cell office:value-type="float" office:value="9">
            <text:p>9</text:p>
          </table:table-cell>
          <table:table-cell table:style-name="ce3" office:value-type="string">
            <text:p>Sapp</text:p>
          </table:table-cell>
          <table:table-cell table:style-name="ce7" office:value-type="date" office:date-value="2009-08-11">
            <text:p>2009-08-11</text:p>
          </table:table-cell>
          <table:table-cell table:style-name="ce3" office:value-type="string">
            <text:p>add join (?) attribute on measure for indicating another measure that metrically completes the current one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0">
            <text:p>10</text:p>
          </table:table-cell>
          <table:table-cell table:style-name="ce3" office:value-type="string">
            <text:p>Sapp</text:p>
          </table:table-cell>
          <table:table-cell table:style-name="ce7" office:value-type="date" office:date-value="2009-08-11">
            <text:p>2009-08-11</text:p>
          </table:table-cell>
          <table:table-cell table:style-name="ce3" office:value-type="string">
            <text:p>change "15va" to "15ma" in @clef.trans</text:p>
          </table:table-cell>
          <table:table-cell table:style-name="ce3"/>
          <table:table-cell table:style-name="ce6" office:value-type="string">
            <text:p>no longer necessary; see #13</text:p>
          </table:table-cell>
          <table:table-cell table:number-columns-repeated="1018"/>
        </table:table-row>
        <table:table-row table:style-name="ro37">
          <table:table-cell office:value-type="float" office:value="11">
            <text:p>11</text:p>
          </table:table-cell>
          <table:table-cell table:style-name="ce3" office:value-type="string">
            <text:p>Sapp</text:p>
          </table:table-cell>
          <table:table-cell table:style-name="ce7" office:value-type="date" office:date-value="2009-08-11">
            <text:p>2009-08-11</text:p>
          </table:table-cell>
          <table:table-cell table:style-name="ce3" office:value-type="string">
            <text:p>add "15mb" ("quindicesima bassa") in @clef.trans</text:p>
          </table:table-cell>
          <table:table-cell table:style-name="ce3"/>
          <table:table-cell table:style-name="ce6" office:value-type="string">
            <text:p>no longer necessary; see #13</text:p>
          </table:table-cell>
          <table:table-cell table:number-columns-repeated="1018"/>
        </table:table-row>
        <table:table-row table:style-name="ro37">
          <table:table-cell office:value-type="float" office:value="12">
            <text:p>12</text:p>
          </table:table-cell>
          <table:table-cell table:style-name="ce3" office:value-type="string">
            <text:p>Sapp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provide for multiple expan lists</text:p>
          </table:table-cell>
          <table:table-cell table:style-name="ce3"/>
          <table:table-cell table:style-name="ce6" office:value-type="string">
            <text:p>Added to Modularized/shared_Module.rng 01/15/2010</text:p>
          </table:table-cell>
          <table:table-cell table:number-columns-repeated="1018"/>
        </table:table-row>
        <table:table-row table:style-name="ro37">
          <table:table-cell office:value-type="float" office:value="13">
            <text:p>13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8-17">
            <text:p>2009-08-17</text:p>
          </table:table-cell>
          <table:table-cell table:style-name="ce3" office:value-type="string">
            <text:p>replace @clef.trans (and similar places) with @dis and @dis.place 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7">
          <table:table-cell office:value-type="float" office:value="14">
            <text:p>14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8-24">
            <text:p>2009-08-24</text:p>
          </table:table-cell>
          <table:table-cell table:style-name="ce3" office:value-type="string">
            <text:p>@numbase datatype = positiveInteger not duration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5">
            <text:p>15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8-25">
            <text:p>2009-08-25</text:p>
          </table:table-cell>
          <table:table-cell table:style-name="ce3" office:value-type="string">
            <text:p>add lem element to app</text:p>
          </table:table-cell>
          <table:table-cell table:style-name="ce3"/>
          <table:table-cell table:style-name="ce6" office:value-type="string">
            <text:p>Added to 19b.1/RNG 9/18/09</text:p>
          </table:table-cell>
          <table:table-cell table:number-columns-repeated="1018"/>
        </table:table-row>
        <table:table-row table:style-name="ro37">
          <table:table-cell office:value-type="float" office:value="16">
            <text:p>16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9-02">
            <text:p>2009-09-02</text:p>
          </table:table-cell>
          <table:table-cell table:style-name="ce3" office:value-type="string">
            <text:p>revise instrdef handling, see instrdefRevisionExample.mei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7">
            <text:p>17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9-03">
            <text:p>2009-09-03</text:p>
          </table:table-cell>
          <table:table-cell table:style-name="ce3" office:value-type="string">
            <text:p>restrict midi.instrname to Gen. MIDI list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7">
          <table:table-cell office:value-type="float" office:value="18">
            <text:p>18</text:p>
          </table:table-cell>
          <table:table-cell table:style-name="ce3" office:value-type="string">
            <text:p>Viglianti</text:p>
          </table:table-cell>
          <table:table-cell table:style-name="ce7" office:value-type="date" office:date-value="2009-09-07">
            <text:p>2009-09-07</text:p>
          </table:table-cell>
          <table:table-cell table:style-name="ce3" office:value-type="string">
            <text:p>app in fw, pgheadN, pgfootN</text:p>
          </table:table-cell>
          <table:table-cell table:style-name="ce3"/>
          <table:table-cell table:style-name="ce6" office:value-type="string">
            <text:p>Added to Modularized/shared_Module.rng 01/15/2010</text:p>
          </table:table-cell>
          <table:table-cell table:number-columns-repeated="1018"/>
        </table:table-row>
        <table:table-row table:style-name="ro35">
          <table:table-cell office:value-type="float" office:value="19">
            <text:p>19</text:p>
          </table:table-cell>
          <table:table-cell table:style-name="ce3" office:value-type="string">
            <text:p>Viglianti</text:p>
          </table:table-cell>
          <table:table-cell table:style-name="ce7" office:value-type="date" office:date-value="2009-09-07">
            <text:p>2009-09-07</text:p>
          </table:table-cell>
          <table:table-cell table:style-name="ce3" office:value-type="string">
            <text:p>app in tuplet (beam too?)</text:p>
          </table:table-cell>
          <table:table-cell table:style-name="ce3"/>
          <table:table-cell table:style-name="ce6" office:value-type="string">
            <text:p>Added <text:s/>to cmn_Module.rng 03/24/2010</text:p>
          </table:table-cell>
          <table:table-cell table:number-columns-repeated="1018"/>
        </table:table-row>
        <table:table-row table:style-name="ro38">
          <table:table-cell office:value-type="float" office:value="20">
            <text:p>20</text:p>
          </table:table-cell>
          <table:table-cell table:style-name="ce3" office:value-type="string">
            <text:p>Siegert</text:p>
          </table:table-cell>
          <table:table-cell table:style-name="ce7" office:value-type="date" office:date-value="2010-02-12">
            <text:p>2010-02-12</text:p>
          </table:table-cell>
          <table:table-cell table:style-name="ce3" office:value-type="string">
            <text:p>value “unknown” for @grace</text:p>
          </table:table-cell>
          <table:table-cell table:style-name="ce3" office:value-type="string">
            <text:p>Sometimes it's not possible to know a priori if a grace note is accented or unaccented.</text:p>
          </table:table-cell>
          <table:table-cell table:style-name="ce6" office:value-type="string">
            <text:p>Added to datatypes.rng 03/24/2010</text:p>
          </table:table-cell>
          <table:table-cell table:number-columns-repeated="1018"/>
        </table:table-row>
        <table:table-row table:style-name="ro37">
          <table:table-cell table:style-name="ce2" office:value-type="float" office:value="21">
            <text:p>21</text:p>
          </table:table-cell>
          <table:table-cell table:style-name="ce5" office:value-type="string">
            <text:p>Kepper</text:p>
          </table:table-cell>
          <table:table-cell table:style-name="ce8" office:value-type="date" office:date-value="2010-03-04">
            <text:p>2010-03-04</text:p>
          </table:table-cell>
          <table:table-cell table:style-name="ce5" office:value-type="string">
            <text:p>allow controlevent-like attributes (@staff, @tstamp, etc.) on artic</text:p>
          </table:table-cell>
          <table:table-cell table:style-name="ce5" office:value-type="string">
            <text:p>See JK's emails.</text:p>
          </table:table-cell>
          <table:table-cell table:style-name="ce17"/>
          <table:table-cell table:style-name="ce2" table:number-columns-repeated="1018"/>
        </table:table-row>
        <table:table-row table:style-name="ro39">
          <table:table-cell table:style-name="ce3" office:value-type="float" office:value="22">
            <text:p>22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10-03-04">
            <text:p>2010-03-04</text:p>
          </table:table-cell>
          <table:table-cell table:style-name="ce3" office:value-type="string">
            <text:p>2mei should create tie elements in addition to/rather than @tie attributes; 2mup should convert tie elements to Mup curve statements. </text:p>
          </table:table-cell>
          <table:table-cell table:style-name="ce3" office:value-type="string">
            <text:p>Better visual rendition. However, better visual rendition comes at the cost of less satisfactory automatic performance</text:p>
          </table:table-cell>
          <table:table-cell table:style-name="ce6" office:value-type="string">
            <text:p>Added to 2mei-2.2.3.xml 04/28/2010</text:p>
          </table:table-cell>
          <table:table-cell table:style-name="ce3" table:number-columns-repeated="1018"/>
        </table:table-row>
        <table:table-row table:style-name="ro37">
          <table:table-cell office:value-type="float" office:value="23">
            <text:p>23</text:p>
          </table:table-cell>
          <table:table-cell office:value-type="string">
            <text:p>Kepper</text:p>
          </table:table-cell>
          <table:table-cell table:style-name="ce9" office:value-type="date" office:date-value="2010-03-04">
            <text:p>2010-03-04</text:p>
          </table:table-cell>
          <table:table-cell office:value-type="string">
            <text:p>create history element containing a list of events. Model after EAD chronlist?</text:p>
          </table:table-cell>
          <table:table-cell office:value-type="string">
            <text:p>See JK's emails.</text:p>
          </table:table-cell>
          <table:table-cell office:value-type="string">
            <text:p>Added <text:s/>to header_Module.rng 03/24/2010</text:p>
          </table:table-cell>
          <table:table-cell table:number-columns-repeated="1018"/>
        </table:table-row>
        <table:table-row table:style-name="ro40">
          <table:table-cell office:value-type="float" office:value="24">
            <text:p>24</text:p>
          </table:table-cell>
          <table:table-cell office:value-type="string">
            <text:p>Selfridge-Field</text:p>
          </table:table-cell>
          <table:table-cell table:style-name="ce9" office:value-type="date" office:date-value="2010-03-04">
            <text:p>2010-03-04</text:p>
          </table:table-cell>
          <table:table-cell table:style-name="ce14" office:value-type="string">
            <text:p>frame entity (which is just an empty block of text space) would be great for accommodating stage instructions and some of kinky bits that turn up in unedited material.</text:p>
          </table:table-cell>
          <table:table-cell/>
          <table:table-cell office:value-type="string">
            <text:p>use MEI &lt;anchoredtext&gt;, &lt;dir&gt;, or elements from model.textcomponentLike</text:p>
          </table:table-cell>
          <table:table-cell table:number-columns-repeated="1018"/>
        </table:table-row>
        <table:table-row table:style-name="ro8">
          <table:table-cell table:style-name="ce4" office:value-type="string">
            <text:p>Requests to be handled in MEI ODD</text:p>
          </table:table-cell>
          <table:table-cell table:style-name="ce4"/>
          <table:table-cell table:style-name="ce10"/>
          <table:table-cell table:style-name="ce15"/>
          <table:table-cell table:style-name="ce4"/>
          <table:table-cell table:style-name="ce18"/>
          <table:table-cell table:number-columns-repeated="1018"/>
        </table:table-row>
        <table:table-row table:style-name="ro41">
          <table:table-cell office:value-type="float" office:value="25">
            <text:p>25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dd &lt;relateditem&gt; to &lt;source&gt;; modify schematron to allow @source to point to &lt;source&gt; or &lt;relateditem&gt;</text:p>
          </table:table-cell>
          <table:table-cell office:value-type="string">
            <text:p>Need to describe constituent intellectual parts of a bibliographic source or alternative versions</text:p>
          </table:table-cell>
          <table:table-cell office:value-type="string">
            <text:p>Added relateditem 2010-12-10; schematron now allows any element w/ @decls (see # 28) to point to any element within meihead</text:p>
          </table:table-cell>
          <table:table-cell table:number-columns-repeated="1018"/>
        </table:table-row>
        <table:table-row table:style-name="ro42">
          <table:table-cell office:value-type="float" office:value="26">
            <text:p>26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rename &lt;accessdesc&gt; to &lt;accessrestrict&gt;</text:p>
          </table:table-cell>
          <table:table-cell office:value-type="string">
            <text:p>Better if name parallels &lt;userestrict&gt;</text:p>
          </table:table-cell>
          <table:table-cell table:style-name="ce19" office:value-type="string">
            <text:p>Changed name 2010-12-10</text:p>
          </table:table-cell>
          <table:table-cell table:number-columns-repeated="1018"/>
        </table:table-row>
        <table:table-row table:style-name="ro35">
          <table:table-cell office:value-type="float" office:value="27">
            <text:p>27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permit &lt;scoredef&gt; directly within &lt;part&gt;</text:p>
          </table:table-cell>
          <table:table-cell office:value-type="string">
            <text:p>&lt;part&gt; is a kind of score</text:p>
          </table:table-cell>
          <table:table-cell office:value-type="string">
            <text:p>Added 2010-12-10</text:p>
          </table:table-cell>
          <table:table-cell table:number-columns-repeated="1018"/>
        </table:table-row>
        <table:table-row table:style-name="ro43">
          <table:table-cell office:value-type="float" office:value="28">
            <text:p>28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dd att.declaring class containing decls attribute (IDREF or URI?); members: music, mdiv, section, part, staff, layer, measure, back, body, div, facsimile, front, group, lg, p, surface, performance, recording, clip; remove facsimile from att.source.attributes class; add sch:rule to check that @decls references a member of declarable class, that is, availability, correction, editorialdecl, interpretation, langusage, normalization, projectdesc, samplingdecl, segmentation, source, stdvals; remove att.datapointing class?</text:p>
          </table:table-cell>
          <table:table-cell office:value-type="string">
            <text:p>Need reference to metadata for encoding of composite encodings, such as a collection of songs; att.datapointing class encourages forward references</text:p>
          </table:table-cell>
          <table:table-cell office:value-type="string">
            <text:p>Added 2011-01-13; left att.datapointing in place; <text:s/>schematron now allows any element w/ @decls to point to any element within meihead; added availability, classification, correction, editorialdecl, interpretation, langusage, normalization, projectdesc, samplingdecl, segmentation, stdvals to att.datapointing class</text:p>
          </table:table-cell>
          <table:table-cell table:number-columns-repeated="1018"/>
        </table:table-row>
        <table:table-row table:style-name="ro44">
          <table:table-cell table:style-name="ce2" office:value-type="float" office:value="29">
            <text:p>29</text:p>
          </table:table-cell>
          <table:table-cell table:style-name="ce2" office:value-type="string">
            <text:p>Roland</text:p>
          </table:table-cell>
          <table:table-cell table:style-name="ce11" office:value-type="date" office:date-value="2010-10-04">
            <text:p>2010-10-04</text:p>
          </table:table-cell>
          <table:table-cell table:style-name="ce2" office:value-type="string">
            <text:p>allow mods:mods as replacement for/content of mei:filedesc, mei:sourcedesc, mei:workdesc, mei:relateditem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37">
          <table:table-cell office:value-type="float" office:value="30">
            <text:p>30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dd @authority to &lt;reg&gt;</text:p>
          </table:table-cell>
          <table:table-cell office:value-type="string">
            <text:p>Useful for documenting source of authorized, regularized forms</text:p>
          </table:table-cell>
          <table:table-cell office:value-type="string">
            <text:p>2011-01-13 added @reg to att.authority; made &lt;reg&gt; member of att.authority</text:p>
          </table:table-cell>
          <table:table-cell table:number-columns-repeated="1018"/>
        </table:table-row>
        <table:table-row table:style-name="ro38">
          <table:table-cell office:value-type="float" office:value="31">
            <text:p>31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rename &lt;date&gt;/@reg to @regdate</text:p>
          </table:table-cell>
          <table:table-cell office:value-type="string">
            <text:p>“reg” (where the thing being regularized is the date) is confusing on names</text:p>
          </table:table-cell>
          <table:table-cell office:value-type="string">
            <text:p>Cancel – better addressed by removing reg from att.datable and adding reg directly to date</text:p>
          </table:table-cell>
          <table:table-cell table:number-columns-repeated="1018"/>
        </table:table-row>
        <table:table-row table:style-name="ro37">
          <table:table-cell office:value-type="float" office:value="32">
            <text:p>32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fix typos in &lt;list&gt; documentation: “as” = “a”, “of” = “or”</text:p>
          </table:table-cell>
          <table:table-cell/>
          <table:table-cell office:value-type="string">
            <text:p>Fixed 2011-01-13</text:p>
          </table:table-cell>
          <table:table-cell table:number-columns-repeated="1018"/>
        </table:table-row>
        <table:table-row table:style-name="ro45">
          <table:table-cell office:value-type="float" office:value="33">
            <text:p>33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resolve problems with mei ns in schematron</text:p>
          </table:table-cell>
          <table:table-cell/>
          <table:table-cell office:value-type="string">
            <text:p>Resolved by changes to Roma and by adding sch:ns elements to schematron rules (RV)</text:p>
          </table:table-cell>
          <table:table-cell table:number-columns-repeated="1018"/>
        </table:table-row>
        <table:table-row table:style-name="ro35">
          <table:table-cell office:value-type="float" office:value="34">
            <text:p>34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rewrite documentation for &lt;classcode&gt;</text:p>
          </table:table-cell>
          <table:table-cell office:value-type="string">
            <text:p>Improved documentation. Benni?</text:p>
          </table:table-cell>
          <table:table-cell office:value-type="date" office:date-value="2011-01-13">
            <text:p>2011-01-13</text:p>
          </table:table-cell>
          <table:table-cell table:number-columns-repeated="1018"/>
        </table:table-row>
        <table:table-row table:style-name="ro46">
          <table:table-cell office:value-type="float" office:value="35">
            <text:p>35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llow att.link.external on &lt;classcode&gt;; make classcode EMPTY</text:p>
          </table:table-cell>
          <table:table-cell office:value-type="string">
            <text:p>use to point to electronic version of the classification system; discourage use of classcode to hold values</text:p>
          </table:table-cell>
          <table:table-cell office:value-type="string">
            <text:p>2011-01-13 added classcode to att.authorized and modified its content model to be more restrictive, but not EMPTY</text:p>
          </table:table-cell>
          <table:table-cell table:number-columns-repeated="1018"/>
        </table:table-row>
        <table:table-row table:style-name="ro37">
          <table:table-cell office:value-type="float" office:value="36">
            <text:p>36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fix sch:rule for @classcode – preceding axis not appropriate</text:p>
          </table:table-cell>
          <table:table-cell office:value-type="string">
            <text:p>@classcode may not always follow classcode element it references</text:p>
          </table:table-cell>
          <table:table-cell office:value-type="date" office:date-value="2011-01-13">
            <text:p>2011-01-13</text:p>
          </table:table-cell>
          <table:table-cell table:number-columns-repeated="1018"/>
        </table:table-row>
        <table:table-row table:style-name="ro47">
          <table:table-cell office:value-type="float" office:value="37">
            <text:p>37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TEI @ref != MEI @analog. Is MEI att.bibl = TEI att.canonical? Create MEI att.canonical? Add @analogURI to MEI's att.bibl?</text:p>
          </table:table-cell>
          <table:table-cell office:value-type="string">
            <text:p>resolve confusion between @authority, @dbkey, @analog</text:p>
          </table:table-cell>
          <table:table-cell office:value-type="string">
            <text:p>removed dbkey from att.name; created att.canonical (@dbkey [nmtoken]); made members of att.name also members of att.canonical and att.authorized (authority, authURI, reg); analogURI NOT added, use authURI where available</text:p>
          </table:table-cell>
          <table:table-cell table:number-columns-repeated="1018"/>
        </table:table-row>
        <table:table-row table:style-name="ro37">
          <table:table-cell office:value-type="float" office:value="38">
            <text:p>38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llow &lt;creation&gt; to be empty? <text:s/>Use zeroOrMore content model?</text:p>
          </table:table-cell>
          <table:table-cell office:value-type="string">
            <text:p>empty creation element useful during file creation</text:p>
          </table:table-cell>
          <table:table-cell office:value-type="string">
            <text:p>Cancel – already possible</text:p>
          </table:table-cell>
          <table:table-cell table:number-columns-repeated="1018"/>
        </table:table-row>
        <table:table-row table:style-name="ro48">
          <table:table-cell office:value-type="float" office:value="39">
            <text:p>39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Create documentation for MEI classes: att.internetmedia, att.sequence, att.staffident, att.startid, att.layerdef.vis, attlchord.ges.cmn, att.chord.log.cmn, att.space.log.cmn, att.reasonident, att.declaring, att.facsimile, model.controleventLike, model.scoredefLike, model.staffPart, model.startLike.header, model.eventLike.mensural, model.eventLike.neumes, model.layerPart.neumes, model.startLike.corpus, model.facsimileLike, model.figureLike, model.graphicLike, model.figdescLike, model.rdgPart.text</text:p>
          </table:table-cell>
          <table:table-cell office:value-type="string">
            <text:p>Improve documentation</text:p>
          </table:table-cell>
          <table:table-cell office:value-type="string">
            <text:p>Added 2010-01-19</text:p>
          </table:table-cell>
          <table:table-cell table:number-columns-repeated="1018"/>
        </table:table-row>
        <table:table-row table:style-name="ro49">
          <table:table-cell table:style-name="ce2" office:value-type="float" office:value="40">
            <text:p>40</text:p>
          </table:table-cell>
          <table:table-cell table:style-name="ce2" office:value-type="string">
            <text:p>Roland</text:p>
          </table:table-cell>
          <table:table-cell table:style-name="ce11" office:value-type="date" office:date-value="2010-10-05">
            <text:p>2010-10-05</text:p>
          </table:table-cell>
          <table:table-cell table:style-name="ce2" office:value-type="string">
            <text:p>remove reference to musicchar.ent in musicxml2mei.xsl</text:p>
          </table:table-cell>
          <table:table-cell table:style-name="ce2" office:value-type="string">
            <text:p>Not currently used for transformation; when this .ent file isn't available, it causes the transformation to fail</text:p>
          </table:table-cell>
          <table:table-cell table:style-name="ce13"/>
          <table:table-cell table:style-name="ce2" table:number-columns-repeated="1018"/>
        </table:table-row>
        <table:table-row table:style-name="ro50">
          <table:table-cell office:value-type="float" office:value="41">
            <text:p>41</text:p>
          </table:table-cell>
          <table:table-cell office:value-type="string">
            <text:p>Roland</text:p>
          </table:table-cell>
          <table:table-cell table:style-name="ce9" office:value-type="date" office:date-value="2010-10-12">
            <text:p>2010-10-12</text:p>
          </table:table-cell>
          <table:table-cell office:value-type="string">
            <text:p>allow &lt;timeline&gt; in &lt;music&gt;</text:p>
          </table:table-cell>
          <table:table-cell office:value-type="string">
            <text:p>permits timeline declaration higher up in the document hierarchy</text:p>
          </table:table-cell>
          <table:table-cell office:value-type="string">
            <text:p>2011-01-13 added model.alignLike and new <text:span text:style-name="T4">model.performan</text:span><text:span text:style-name="T4">ceLike class to </text:span><text:span text:style-name="T4">&lt;music&gt;; on </text:span><text:span text:style-name="T4">timeline: removed </text:span><text:span text:style-name="T4">medialength and </text:span><text:span text:style-name="T4">unit </text:span><text:span text:style-name="T4">(att.measurement</text:span><text:span text:style-name="T4">); substituted </text:span><text:span text:style-name="T4">avref for </text:span><text:span text:style-name="T4">mediacontent</text:span></text:p>
          </table:table-cell>
          <table:table-cell table:number-columns-repeated="1018"/>
        </table:table-row>
        <table:table-row table:style-name="ro37">
          <table:table-cell office:value-type="float" office:value="42">
            <text:p>42</text:p>
          </table:table-cell>
          <table:table-cell office:value-type="string">
            <text:p>Roland</text:p>
          </table:table-cell>
          <table:table-cell table:style-name="ce9" office:value-type="date" office:date-value="2010-10-12">
            <text:p>2010-10-12</text:p>
          </table:table-cell>
          <table:table-cell office:value-type="string">
            <text:p>add sch:rule to require @absolute or @since on &lt;when&gt;</text:p>
          </table:table-cell>
          <table:table-cell/>
          <table:table-cell office:value-type="string">
            <text:p>IGNORE! <text:s/>Too restrictive during document creation process</text:p>
          </table:table-cell>
          <table:table-cell table:number-columns-repeated="1018"/>
        </table:table-row>
        <table:table-row table:style-name="ro51">
          <table:table-cell office:value-type="float" office:value="43">
            <text:p>43</text:p>
          </table:table-cell>
          <table:table-cell office:value-type="string">
            <text:p>Roland</text:p>
          </table:table-cell>
          <table:table-cell table:style-name="ce9" office:value-type="date" office:date-value="2010-10-12">
            <text:p>2010-10-12</text:p>
          </table:table-cell>
          <table:table-cell office:value-type="string">
            <text:p>on &lt;when&gt; – change datatype of @absolute <text:s/>to data.ISOTIME, change datatype of @interval to text, remove att.measurement, add inttype with values: <text:span text:style-name="T1">byte, smil, </text:span><text:span text:style-name="T1">midi, smpte-25, </text:span><text:span text:style-name="T1">smpte-24, smpte-</text:span><text:span text:style-name="T1">df30, smpte-ndf30, </text:span><text:span text:style-name="T1">smpte-df29.97, </text:span><text:span text:style-name="T1">smpte-ndf29.97, tcf, </text:span><text:span text:style-name="T1">time</text:span></text:p>
          </table:table-cell>
          <table:table-cell/>
          <table:table-cell office:value-type="string">
            <text:p>2011-01-13 required use of data.ISOTIME for @absolute; removed att.measurement; loosened requirement for @interval; added @inttype</text:p>
          </table:table-cell>
          <table:table-cell table:number-columns-repeated="1018"/>
        </table:table-row>
        <table:table-row table:style-name="ro37">
          <table:table-cell office:value-type="float" office:value="44">
            <text:p>44</text:p>
          </table:table-cell>
          <table:table-cell office:value-type="string">
            <text:p>Roland/Kepper</text:p>
          </table:table-cell>
          <table:table-cell office:value-type="date" office:date-value="2010-11-19">
            <text:p>2010-11-19</text:p>
          </table:table-cell>
          <table:table-cell office:value-type="string">
            <text:p>use anyURI instead of IDREF</text:p>
          </table:table-cell>
          <table:table-cell office:value-type="string">
            <text:p>permits “outside” as well as “inside” references</text:p>
          </table:table-cell>
          <table:table-cell office:value-type="string">
            <text:p>tabled – addition of @authURI or @href sufficient?</text:p>
          </table:table-cell>
          <table:table-cell table:number-columns-repeated="1018"/>
        </table:table-row>
        <table:table-row table:style-name="ro39">
          <table:table-cell office:value-type="float" office:value="45">
            <text:p>45</text:p>
          </table:table-cell>
          <table:table-cell office:value-type="string">
            <text:p>Roland</text:p>
          </table:table-cell>
          <table:table-cell office:value-type="date" office:date-value="2010-11-19">
            <text:p>2010-11-19</text:p>
          </table:table-cell>
          <table:table-cell office:value-type="string">
            <text:p>add &lt;recording&gt; as sibling of &lt;facsimile&gt;?</text:p>
          </table:table-cell>
          <table:table-cell office:value-type="string">
            <text:p>handle audio reproductions in a manner similar to graphic reproductions (facsimiles)</text:p>
          </table:table-cell>
          <table:table-cell office:value-type="string">
            <text:p>2011-01-13 added performance module (analogous to facsimile module) with elements performance, recording, clip, and avfile</text:p>
          </table:table-cell>
          <table:table-cell table:number-columns-repeated="1018"/>
        </table:table-row>
        <table:table-row table:style-name="ro37">
          <table:table-cell office:value-type="float" office:value="46">
            <text:p>46</text:p>
          </table:table-cell>
          <table:table-cell office:value-type="string">
            <text:p>Hartwig/Kepper</text:p>
          </table:table-cell>
          <table:table-cell office:value-type="date" office:date-value="2010-11-19">
            <text:p>2010-11-19</text:p>
          </table:table-cell>
          <table:table-cell office:value-type="string">
            <text:p>harm/figured bass revision</text:p>
          </table:table-cell>
          <table:table-cell office:value-type="string">
            <text:p>proposal for figured bass posted on MEI-L 2010-11-15</text:p>
          </table:table-cell>
          <table:table-cell office:value-type="string">
            <text:p>Added 2011-01-27</text:p>
          </table:table-cell>
          <table:table-cell table:number-columns-repeated="1018"/>
        </table:table-row>
        <table:table-row table:style-name="ro38">
          <table:table-cell office:value-type="float" office:value="47">
            <text:p>47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ix all occurrences of the definition of interline distance - “half the distance between adjacent staff lines”</text:p>
          </table:table-cell>
          <table:table-cell office:value-type="string">
            <text:p>not clearly defined everywhere</text:p>
          </table:table-cell>
          <table:table-cell office:value-type="string">
            <text:p>Fixed 2011-01-19</text:p>
          </table:table-cell>
          <table:table-cell table:number-columns-repeated="1018"/>
        </table:table-row>
        <table:table-row table:style-name="ro35">
          <table:table-cell table:style-name="ce2" office:value-type="float" office:value="48">
            <text:p>48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0-12-06">
            <text:p>2010-12-06</text:p>
          </table:table-cell>
          <table:table-cell table:style-name="ce2" office:value-type="string">
            <text:p>remove entityref from att.link.external</text:p>
          </table:table-cell>
          <table:table-cell table:style-name="ce2" office:value-type="string">
            <text:p>preparation for anyURI</text:p>
          </table:table-cell>
          <table:table-cell table:style-name="ce13"/>
          <table:table-cell table:style-name="ce2" table:number-columns-repeated="1018"/>
        </table:table-row>
        <table:table-row table:style-name="ro38">
          <table:table-cell office:value-type="float" office:value="49">
            <text:p>49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remove reg from att.datable; add directly to &lt;date&gt;</text:p>
          </table:table-cell>
          <table:table-cell office:value-type="string">
            <text:p>prevents confusion when att.datable is added to nameLike elements</text:p>
          </table:table-cell>
          <table:table-cell office:value-type="string">
            <text:p>Removed @reg from att.datable; added it directly to date element and att.authorized class</text:p>
          </table:table-cell>
          <table:table-cell table:number-columns-repeated="1018"/>
        </table:table-row>
        <table:table-row table:style-name="ro35">
          <table:table-cell office:value-type="float" office:value="50">
            <text:p>50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document each attDef with &lt;desc&gt;</text:p>
          </table:table-cell>
          <table:table-cell office:value-type="string">
            <text:p>Improved documentation</text:p>
          </table:table-cell>
          <table:table-cell office:value-type="string">
            <text:p>Added 2010-12-10</text:p>
          </table:table-cell>
          <table:table-cell table:number-columns-repeated="1018"/>
        </table:table-row>
        <table:table-row table:style-name="ro52">
          <table:table-cell office:value-type="float" office:value="51">
            <text:p>51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correct omission of width attr on graphic</text:p>
          </table:table-cell>
          <table:table-cell/>
          <table:table-cell office:value-type="string">
            <text:p>2011-01-13 added graphic to att.width class</text:p>
          </table:table-cell>
          <table:table-cell table:number-columns-repeated="1018"/>
        </table:table-row>
        <table:table-row table:style-name="ro35">
          <table:table-cell office:value-type="float" office:value="52">
            <text:p>52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edit att.calendared &lt;desc&gt;</text:p>
          </table:table-cell>
          <table:table-cell office:value-type="string">
            <text:p>Improved documentation</text:p>
          </table:table-cell>
          <table:table-cell office:value-type="string">
            <text:p>Revised 2011-01-13</text:p>
          </table:table-cell>
          <table:table-cell table:number-columns-repeated="1018"/>
        </table:table-row>
        <table:table-row table:style-name="ro35">
          <table:table-cell office:value-type="float" office:value="53">
            <text:p>53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orce classcode to be empty</text:p>
          </table:table-cell>
          <table:table-cell/>
          <table:table-cell office:value-type="string">
            <text:p>IGNORE! See #35</text:p>
          </table:table-cell>
          <table:table-cell table:number-columns-repeated="1018"/>
        </table:table-row>
        <table:table-row table:style-name="ro38">
          <table:table-cell office:value-type="float" office:value="54">
            <text:p>54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add att.staffident to att.tupletspan.log</text:p>
          </table:table-cell>
          <table:table-cell/>
          <table:table-cell office:value-type="string">
            <text:p>2011-01-13 <text:s/>made att.tupletspan.log member of att.controlevent which provides att.staffident</text:p>
          </table:table-cell>
          <table:table-cell table:number-columns-repeated="1018"/>
        </table:table-row>
        <table:table-row table:style-name="ro53">
          <table:table-cell office:value-type="float" office:value="55">
            <text:p>55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since model.metLike.score_sequenceOptional seems to require elements be declared in order, re-order pghead1, pghead2, pgfoot1, pgfoot2 in mei-source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35">
          <table:table-cell office:value-type="float" office:value="56">
            <text:p>56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strict @pos on chorddef to positiveInteger</text:p>
          </table:table-cell>
          <table:table-cell/>
          <table:table-cell office:value-type="string">
            <text:p>Added 2011-01-13</text:p>
          </table:table-cell>
          <table:table-cell table:number-columns-repeated="1018"/>
        </table:table-row>
        <table:table-row table:style-name="ro35">
          <table:table-cell office:value-type="float" office:value="57">
            <text:p>57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llow @staff to have multiple values</text:p>
          </table:table-cell>
          <table:table-cell/>
          <table:table-cell office:value-type="string">
            <text:p>Added 2011-01-13</text:p>
          </table:table-cell>
          <table:table-cell table:number-columns-repeated="1018"/>
        </table:table-row>
        <table:table-row table:style-name="ro38">
          <table:table-cell office:value-type="float" office:value="58">
            <text:p>58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vise parameters for tab.strings and key.sig.mixed to allow a wider range of articulation signs</text:p>
          </table:table-cell>
          <table:table-cell/>
          <table:table-cell office:value-type="string">
            <text:p>Added 2011-01-27</text:p>
          </table:table-cell>
          <table:table-cell table:number-columns-repeated="1018"/>
        </table:table-row>
        <table:table-row table:style-name="ro37">
          <table:table-cell office:value-type="float" office:value="59">
            <text:p>59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dd att.internetmediatype to extref</text:p>
          </table:table-cell>
          <table:table-cell/>
          <table:table-cell office:value-type="string">
            <text:p>2011-01-13 Added att.internetmediatype to extref and extptr</text:p>
          </table:table-cell>
          <table:table-cell table:number-columns-repeated="1018"/>
        </table:table-row>
        <table:table-row table:style-name="ro35">
          <table:table-cell office:value-type="float" office:value="60">
            <text:p>60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fix definition of data.COLOR</text:p>
          </table:table-cell>
          <table:table-cell office:value-type="string">
            <text:p>choice unnecessary</text:p>
          </table:table-cell>
          <table:table-cell office:value-type="string">
            <text:p>Fixed 2011-01-13</text:p>
          </table:table-cell>
          <table:table-cell table:number-columns-repeated="1018"/>
        </table:table-row>
        <table:table-row table:style-name="ro37">
          <table:table-cell office:value-type="float" office:value="61">
            <text:p>61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constraint for lines.color</text:p>
          </table:table-cell>
          <table:table-cell office:value-type="string">
            <text:p>either a single value of same # of values as lines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5">
          <table:table-cell office:value-type="float" office:value="62">
            <text:p>6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tab.strings token, not NMTOKEN</text:p>
          </table:table-cell>
          <table:table-cell office:value-type="string">
            <text:p>'#' not permitted in NMTOKENs</text:p>
          </table:table-cell>
          <table:table-cell office:value-type="string">
            <text:p>Added 2011-01-27</text:p>
          </table:table-cell>
          <table:table-cell table:number-columns-repeated="1018"/>
        </table:table-row>
        <table:table-row table:style-name="ro31">
          <table:table-cell office:value-type="float" office:value="63">
            <text:p>63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model classes for relateditem, performance (and children), figured bass elements</text:p>
          </table:table-cell>
          <table:table-cell/>
          <table:table-cell office:value-type="string">
            <text:p>Added model.performanceLike 01/13/2011; added model.figbassLike 2011-01-27</text:p>
          </table:table-cell>
          <table:table-cell table:number-columns-repeated="1018"/>
        </table:table-row>
        <table:table-row table:style-name="ro37">
          <table:table-cell office:value-type="float" office:value="64">
            <text:p>64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graphicprimitiveLike and fLike to elements in transcriptionLike class</text:p>
          </table:table-cell>
          <table:table-cell/>
          <table:table-cell office:value-type="string">
            <text:p>Added 2011-01-27</text:p>
          </table:table-cell>
          <table:table-cell table:number-columns-repeated="1018"/>
        </table:table-row>
        <table:table-row table:style-name="ro54">
          <table:table-cell office:value-type="float" office:value="65">
            <text:p>65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place 'slash' in data.textrendition with 'bslash' (back slash) and 'fslash' (forward slash)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39">
          <table:table-cell office:value-type="float" office:value="66">
            <text:p>66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'all' as value for @staff?</text:p>
          </table:table-cell>
          <table:table-cell office:value-type="string">
            <text:p>perhaps 'every' is a better choice of term, the idea being to say with a single word the fact that each staff / all staves is/are indicated</text:p>
          </table:table-cell>
          <table:table-cell office:value-type="string">
            <text:p>Tabled – not explicit enough?</text:p>
          </table:table-cell>
          <table:table-cell table:number-columns-repeated="1018"/>
        </table:table-row>
        <table:table-row table:style-name="ro20">
          <table:table-cell office:value-type="float" office:value="67">
            <text:p>67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name &lt;keywords&gt; to &lt;termlist&gt; and add @classcode</text:p>
          </table:table-cell>
          <table:table-cell office:value-type="string">
            <text:p>improve usability; groups of terms may be associated with a class code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7">
          <table:table-cell office:value-type="float" office:value="68">
            <text:p>68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watermark and plate to physdesc</text:p>
          </table:table-cell>
          <table:table-cell office:value-type="string">
            <text:p>syntactic sugar for physmedium, but common enough to warrant use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7">
          <table:table-cell office:value-type="float" office:value="69">
            <text:p>69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@staff “mandatory when applicable”</text:p>
          </table:table-cell>
          <table:table-cell office:value-type="string">
            <text:p>allow @staff NOT to be specified when using MEI elements within TEI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7">
          <table:table-cell office:value-type="float" office:value="70">
            <text:p>70</text:p>
          </table:table-cell>
          <table:table-cell office:value-type="string">
            <text:p>Dabbert</text:p>
          </table:table-cell>
          <table:table-cell office:value-type="date" office:date-value="2010-12-15">
            <text:p>2010-12-15</text:p>
          </table:table-cell>
          <table:table-cell office:value-type="string">
            <text:p>add @complete on staff and layer?</text:p>
          </table:table-cell>
          <table:table-cell office:value-type="string">
            <text:p>granularity below the measure level is needed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8">
          <table:table-cell office:value-type="float" office:value="71">
            <text:p>71</text:p>
          </table:table-cell>
          <table:table-cell office:value-type="string">
            <text:p>Roland for Axel</text:p>
          </table:table-cell>
          <table:table-cell office:value-type="date" office:date-value="2010-12-15">
            <text:p>2010-12-15</text:p>
          </table:table-cell>
          <table:table-cell office:value-type="string">
            <text:p>add relateditem to &lt;filedesc&gt; and &lt;profiledesc&gt;?</text:p>
          </table:table-cell>
          <table:table-cell/>
          <table:table-cell office:value-type="string">
            <text:p>No longer necessary after introduction of workdesc and the addition of relateditem to source and work</text:p>
          </table:table-cell>
          <table:table-cell table:number-columns-repeated="1018"/>
        </table:table-row>
        <table:table-row table:style-name="ro35">
          <table:table-cell office:value-type="float" office:value="72">
            <text:p>7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head to eventlist, using list as a model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38">
          <table:table-cell office:value-type="float" office:value="73">
            <text:p>73</text:p>
          </table:table-cell>
          <table:table-cell office:value-type="string">
            <text:p>Roland</text:p>
          </table:table-cell>
          <table:table-cell office:value-type="date" office:date-value="2011-01-28">
            <text:p>2011-01-28</text:p>
          </table:table-cell>
          <table:table-cell office:value-type="string">
            <text:p>add att.bibl class to annot</text:p>
          </table:table-cell>
          <table:table-cell office:value-type="string">
            <text:p>need method to indicate mapping of individual annotations to other bibliographic standards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5">
          <table:table-cell office:value-type="float" office:value="74">
            <text:p>74</text:p>
          </table:table-cell>
          <table:table-cell office:value-type="string">
            <text:p>Roland</text:p>
          </table:table-cell>
          <table:table-cell office:value-type="date" office:date-value="2011-03-29">
            <text:p>2011-03-29</text:p>
          </table:table-cell>
          <table:table-cell office:value-type="string">
            <text:p>document attr value lists using valItem/desc</text:p>
          </table:table-cell>
          <table:table-cell office:value-type="string">
            <text:p>Improved documentation</text:p>
          </table:table-cell>
          <table:table-cell office:value-type="string">
            <text:p>Added 03/29/2011</text:p>
          </table:table-cell>
          <table:table-cell table:number-columns-repeated="1018"/>
        </table:table-row>
        <table:table-row table:style-name="ro35">
          <table:table-cell office:value-type="float" office:value="75">
            <text:p>75</text:p>
          </table:table-cell>
          <table:table-cell office:value-type="string">
            <text:p>Roland</text:p>
          </table:table-cell>
          <table:table-cell office:value-type="date" office:date-value="2011-03-30">
            <text:p>2011-03-30</text:p>
          </table:table-cell>
          <table:table-cell office:value-type="string">
            <text:p>add &lt;lg&gt; to content of &lt;lg&gt;</text:p>
          </table:table-cell>
          <table:table-cell/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8">
          <table:table-cell office:value-type="float" office:value="76">
            <text:p>76</text:p>
          </table:table-cell>
          <table:table-cell office:value-type="string">
            <text:p>Roland</text:p>
          </table:table-cell>
          <table:table-cell office:value-type="date" office:date-value="2011-03-30">
            <text:p>2011-03-30</text:p>
          </table:table-cell>
          <table:table-cell office:value-type="string">
            <text:p>add workdesc directly within header; replaces profiledesc</text:p>
          </table:table-cell>
          <table:table-cell office:value-type="string">
            <text:p>permits description of work without having to describe sources of the work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55">
          <table:table-cell office:value-type="float" office:value="77">
            <text:p>77</text:p>
          </table:table-cell>
          <table:table-cell office:value-type="string">
            <text:p>Roland</text:p>
          </table:table-cell>
          <table:table-cell office:value-type="date" office:date-value="2011-04-04">
            <text:p>2011-04-04</text:p>
          </table:table-cell>
          <table:table-cell office:value-type="string">
            <text:p>add att.edit and att.trans classes to subst</text:p>
          </table:table-cell>
          <table:table-cell office:value-type="string">
            <text:p>more closely imitates TEI, treats subst like other members of these classes, allows capture of this info about the subst and not just its sub-elements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7">
          <table:table-cell office:value-type="float" office:value="78">
            <text:p>78</text:p>
          </table:table-cell>
          <table:table-cell office:value-type="string">
            <text:p>Viglianti</text:p>
          </table:table-cell>
          <table:table-cell office:value-type="date" office:date-value="2011-04-04">
            <text:p>2011-04-04</text:p>
          </table:table-cell>
          <table:table-cell office:value-type="string">
            <text:p>add att.duration.timestamp to att.log.tie</text:p>
          </table:table-cell>
          <table:table-cell office:value-type="string">
            <text:p>will allow @dur (i.e., ending tstamp) on tie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8">
          <table:table-cell table:style-name="ce2" office:value-type="float" office:value="79">
            <text:p>79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1-04-05">
            <text:p>2011-04-05</text:p>
          </table:table-cell>
          <table:table-cell table:style-name="ce2" office:value-type="string">
            <text:p>allow music content in abbr and expan as in other editorial elements, such as sic, corr, etc.</text:p>
          </table:table-cell>
          <table:table-cell table:style-name="ce2"/>
          <table:table-cell table:style-name="ce13" office:value-type="string">
            <text:p>use same model as sic, etc. but drop sectionLike, measureLike, staffLike, layerLike?</text:p>
          </table:table-cell>
          <table:table-cell table:style-name="ce2" table:number-columns-repeated="1018"/>
        </table:table-row>
        <table:table-row table:style-name="ro56">
          <table:table-cell office:value-type="float" office:value="80">
            <text:p>80</text:p>
          </table:table-cell>
          <table:table-cell office:value-type="string">
            <text:p>Kepper</text:p>
          </table:table-cell>
          <table:table-cell office:value-type="date" office:date-value="2011-04-01">
            <text:p>2011-04-01</text:p>
          </table:table-cell>
          <table:table-cell office:value-type="string">
            <text:p>creating pointing mechanism from zone (also surface and facsimile?) to transcriptional “data”</text:p>
          </table:table-cell>
          <table:table-cell/>
          <table:table-cell office:value-type="string">
            <text:p>use @data. <text:s/>Currently in mei2011-05-modification.xml</text:p>
          </table:table-cell>
          <table:table-cell table:number-columns-repeated="1018"/>
        </table:table-row>
        <table:table-row table:style-name="ro38">
          <table:table-cell table:style-name="ce2" office:value-type="float" office:value="81">
            <text:p>81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1-04-05">
            <text:p>2011-04-05</text:p>
          </table:table-cell>
          <table:table-cell table:style-name="ce2" office:value-type="string">
            <text:p>revise 2mei and 2mup stylesheets</text:p>
          </table:table-cell>
          <table:table-cell table:style-name="ce2" office:value-type="string">
            <text:p>account for changes in schema between 2010-05 and 2011-05 releases</text:p>
          </table:table-cell>
          <table:table-cell table:style-name="ce13"/>
          <table:table-cell table:style-name="ce2" table:number-columns-repeated="1018"/>
        </table:table-row>
        <table:table-row table:style-name="ro35">
          <table:table-cell table:style-name="ce2" office:value-type="float" office:value="82">
            <text:p>82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1-04-05">
            <text:p>2011-04-05</text:p>
          </table:table-cell>
          <table:table-cell table:style-name="ce2" office:value-type="string">
            <text:p>Create 2010-05 to 2011-05 xslt conversion? 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16">
          <table:table-cell office:value-type="float" office:value="83">
            <text:p>83</text:p>
          </table:table-cell>
          <table:table-cell office:value-type="string">
            <text:p>Hankinson</text:p>
          </table:table-cell>
          <table:table-cell office:value-type="date" office:date-value="2011-04-26">
            <text:p>2011-04-26</text:p>
          </table:table-cell>
          <table:table-cell office:value-type="string">
            <text:p>document origin as upper left corner in surface</text:p>
          </table:table-cell>
          <table:table-cell office:value-type="string">
            <text:p>make origin explicit</text:p>
          </table:table-cell>
          <table:table-cell office:value-type="string">
            <text:p>Added in mei-2011-05-source.xml 4/26/2011</text:p>
          </table:table-cell>
          <table:table-cell table:number-columns-repeated="1018"/>
        </table:table-row>
        <table:table-row table:style-name="ro38">
          <table:table-cell office:value-type="float" office:value="84">
            <text:p>84</text:p>
          </table:table-cell>
          <table:table-cell office:value-type="string">
            <text:p>Viglianti</text:p>
          </table:table-cell>
          <table:table-cell office:value-type="date" office:date-value="2011-04-03">
            <text:p>2011-04-03</text:p>
          </table:table-cell>
          <table:table-cell office:value-type="string">
            <text:p>account for “in-staff” ossia</text:p>
          </table:table-cell>
          <table:table-cell office:value-type="string">
            <text:p>see emails from RV, JK, JV, et al</text:p>
          </table:table-cell>
          <table:table-cell office:value-type="string">
            <text:p>revisions to handling of measure and staff ossias currently in mei2011-05-modification.xml</text:p>
          </table:table-cell>
          <table:table-cell table:number-columns-repeated="1018"/>
        </table:table-row>
        <table:table-row table:style-name="ro38">
          <table:table-cell office:value-type="float" office:value="85">
            <text:p>85</text:p>
          </table:table-cell>
          <table:table-cell office:value-type="string">
            <text:p>Hankinson</text:p>
          </table:table-cell>
          <table:table-cell office:value-type="date" office:date-value="2011-04-28">
            <text:p>2011-04-28</text:p>
          </table:table-cell>
          <table:table-cell office:value-type="string">
            <text:p>allow xi:include</text:p>
          </table:table-cell>
          <table:table-cell/>
          <table:table-cell office:value-type="string">
            <text:p>in mei2011-05-modification.xml: added @xml:base to att.common. Also added @ns to definitions of xml:id and xml:lang. </text:p>
          </table:table-cell>
          <table:table-cell table:number-columns-repeated="1018"/>
        </table:table-row>
        <table:table-row table:style-name="ro35">
          <table:table-cell office:value-type="float" office:value="86">
            <text:p>86</text:p>
          </table:table-cell>
          <table:table-cell office:value-type="string">
            <text:p>Roland</text:p>
          </table:table-cell>
          <table:table-cell office:value-type="date" office:date-value="2011-05-11">
            <text:p>2011-05-11</text:p>
          </table:table-cell>
          <table:table-cell office:value-type="string">
            <text:p>allow &lt;caption&gt; after figure and table content</text:p>
          </table:table-cell>
          <table:table-cell office:value-type="string">
            <text:p>refer to discussion on TEI-L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9">
          <table:table-cell office:value-type="float" office:value="87">
            <text:p>87</text:p>
          </table:table-cell>
          <table:table-cell office:value-type="string">
            <text:p>Hankinson</text:p>
          </table:table-cell>
          <table:table-cell office:value-type="date" office:date-value="2011-05-06">
            <text:p>2011-05-06</text:p>
          </table:table-cell>
          <table:table-cell office:value-type="string">
            <text:p>revise intm attribute in att.intervallicdesc class to allow more uniform capture of melodic intervals</text:p>
          </table:table-cell>
          <table:table-cell office:value-type="string">
            <text:p>allow directional indicators (u=up, d=down, s=same) and numeric values (in half steps) instead of NMTOKEN</text:p>
          </table:table-cell>
          <table:table-cell office:value-type="string">
            <text:p>currently in mei2011-05-modification.xml: added new data.INTERVAL.AMOUNT datatype that permits token and numeric values</text:p>
          </table:table-cell>
          <table:table-cell table:number-columns-repeated="1018"/>
        </table:table-row>
        <table:table-row table:style-name="ro35">
          <table:table-cell table:style-name="ce2" office:value-type="float" office:value="88">
            <text:p>88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1-05-17">
            <text:p>2011-05-17</text:p>
          </table:table-cell>
          <table:table-cell table:style-name="ce2" office:value-type="string">
            <text:p>create incipit element for header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37">
          <table:table-cell table:style-name="ce2" office:value-type="float" office:value="89">
            <text:p>89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Allow @n to contain text or any # of data.word instead of NMTOKEN</text:p>
          </table:table-cell>
          <table:table-cell table:style-name="ce2" office:value-type="string">
            <text:p>NMTOKEN is too restrictive</text:p>
          </table:table-cell>
          <table:table-cell table:style-name="ce13"/>
          <table:table-cell table:style-name="ce2" table:number-columns-repeated="1018"/>
        </table:table-row>
        <table:table-row table:style-name="ro35">
          <table:table-cell table:style-name="ce2" office:value-type="float" office:value="90">
            <text:p>90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make &lt;label&gt; member of att.typed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37">
          <table:table-cell table:style-name="ce2" office:value-type="float" office:value="91">
            <text:p>91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make staffdef member of att.declaring in order to point to performer</text:p>
          </table:table-cell>
          <table:table-cell table:style-name="ce2"/>
          <table:table-cell table:style-name="ce13" office:value-type="string">
            <text:p>why not use @instr? <text:s/>add (performer IDREF) attr?</text:p>
          </table:table-cell>
          <table:table-cell table:style-name="ce2" table:number-columns-repeated="1018"/>
        </table:table-row>
        <table:table-row table:style-name="ro37">
          <table:table-cell table:style-name="ce2" office:value-type="float" office:value="92">
            <text:p>92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make layerdef member of att.labels and att.declaring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37">
          <table:table-cell table:style-name="ce2" office:value-type="float" office:value="93">
            <text:p>93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restore @def on staff to allow staff to reference a staffdef</text:p>
          </table:table-cell>
          <table:table-cell table:style-name="ce2"/>
          <table:table-cell table:style-name="ce13" office:value-type="string">
            <text:p>staff may be defined by different staffdefs at different points in the file</text:p>
          </table:table-cell>
          <table:table-cell table:style-name="ce2" table:number-columns-repeated="1018"/>
        </table:table-row>
        <table:table-row table:style-name="ro35">
          <table:table-cell table:style-name="ce2" office:value-type="float" office:value="94">
            <text:p>94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use camel case</text:p>
          </table:table-cell>
          <table:table-cell table:style-name="ce2" office:value-type="string">
            <text:p>improve understandability</text:p>
          </table:table-cell>
          <table:table-cell table:style-name="ce13" office:value-type="string">
            <text:p>Does this extend to attribute names too?</text:p>
          </table:table-cell>
          <table:table-cell table:style-name="ce2" table:number-columns-repeated="1018"/>
        </table:table-row>
        <table:table-row table:style-name="ro37">
          <table:table-cell table:style-name="ce2" office:value-type="float" office:value="95">
            <text:p>95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add addGrp, delGrp, etc. to group genetic changes</text:p>
          </table:table-cell>
          <table:table-cell table:style-name="ce2" office:value-type="string">
            <text:p>see JK's email of 5/24.</text:p>
          </table:table-cell>
          <table:table-cell table:style-name="ce13"/>
          <table:table-cell table:style-name="ce2" table:number-columns-repeated="1018"/>
        </table:table-row>
        <table:table-row table:style-name="ro57" table:number-rows-repeated="65438">
          <table:table-cell table:number-columns-repeated="1024"/>
        </table:table-row>
        <table:table-row table:style-name="ro57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6">
          <table:table-cell table:number-columns-repeated="6"/>
        </table:table-row>
        <table:table-row table:style-name="ro17">
          <table:table-cell table:number-columns-repeated="6"/>
        </table:table-row>
        <table:table-row table:style-name="ro18">
          <table:table-cell table:number-columns-repeated="6"/>
        </table:table-row>
        <table:table-row table:style-name="ro19">
          <table:table-cell table:number-columns-repeated="6"/>
        </table:table-row>
        <table:table-row table:style-name="ro7">
          <table:table-cell table:number-columns-repeated="6"/>
        </table:table-row>
        <table:table-row table:style-name="ro20">
          <table:table-cell table:number-columns-repeated="6"/>
        </table:table-row>
        <table:table-row table:style-name="ro21">
          <table:table-cell table:number-columns-repeated="6"/>
        </table:table-row>
        <table:table-row table:style-name="ro22">
          <table:table-cell table:number-columns-repeated="6"/>
        </table:table-row>
        <table:table-row table:style-name="ro23">
          <table:table-cell table:number-columns-repeated="6"/>
        </table:table-row>
        <table:table-row table:style-name="ro24">
          <table:table-cell table:number-columns-repeated="6"/>
        </table:table-row>
        <table:table-row table:style-name="ro8">
          <table:table-cell table:number-columns-repeated="6"/>
        </table:table-row>
        <table:table-row table:style-name="ro25">
          <table:table-cell table:number-columns-repeated="6"/>
        </table:table-row>
        <table:table-row table:style-name="ro26">
          <table:table-cell table:number-columns-repeated="6"/>
        </table:table-row>
        <table:table-row table:style-name="ro19">
          <table:table-cell table:number-columns-repeated="6"/>
        </table:table-row>
        <table:table-row table:style-name="ro7">
          <table:table-cell table:number-columns-repeated="6"/>
        </table:table-row>
        <table:table-row table:style-name="ro27">
          <table:table-cell table:number-columns-repeated="6"/>
        </table:table-row>
        <table:table-row table:style-name="ro25">
          <table:table-cell table:number-columns-repeated="6"/>
        </table:table-row>
        <table:table-row table:style-name="ro28">
          <table:table-cell table:number-columns-repeated="6"/>
        </table:table-row>
        <table:table-row table:style-name="ro29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32">
          <table:table-cell table:number-columns-repeated="6"/>
        </table:table-row>
        <table:table-row table:style-name="ro33">
          <table:table-cell table:number-columns-repeated="6"/>
        </table:table-row>
        <table:table-row table:style-name="ro34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16">
          <table:table-cell table:number-columns-repeated="6"/>
        </table:table-row>
      </table:table>
      <table:table table:name="Sheet3" table:style-name="ta1" table:print="false">
        <table:table-column table:style-name="co6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5272in" fo:margin-right="0.2917in" fo:border="none" fo:padding="0in" style:shadow="none" fo:background-color="transparent" style:scale-to="60%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6">05/26/2011</text:date>, <text:time>13:5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rry Roland</meta:initial-creator>
    <meta:creation-date>2009-08-12T14:24:46.92</meta:creation-date>
    <dc:date>2011-05-26T13:56:20.52</dc:date>
    <meta:editing-duration>PT23H6M36S</meta:editing-duration>
    <meta:editing-cycles>140</meta:editing-cycles>
    <meta:generator>OpenOffice.org/3.3$Win32 OpenOffice.org_project/330m20$Build-9567</meta:generator>
    <dc:creator>Perry Roland</dc:creator>
    <meta:printed-by>Perry Roland</meta:printed-by>
    <meta:print-date>2011-04-27T13:54:44.01</meta:print-date>
    <meta:document-statistic meta:table-count="3" meta:cell-count="518" meta:object-count="0"/>
  </office:meta>
</office:document-meta>
</file>